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ab4b"/>
    </style:style>
    <style:style style:name="P2" style:family="paragraph" style:parent-style-name="Standard">
      <style:text-properties officeooo:rsid="00215d6a" officeooo:paragraph-rsid="00215d6a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fab4b"/>
    </style:style>
    <style:style style:name="T3" style:family="text">
      <style:text-properties style:text-underline-style="none" officeooo:rsid="002297fe"/>
    </style:style>
    <style:style style:name="T4" style:family="text">
      <style:text-properties style:text-underline-style="none" officeooo:rsid="002726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tatut : type énuméré { </text:span><text:span text:style-name="T1">Éteint , Éteint à l'état sauvage , En danger critique , En danger , Vulnérable ,Quasi menacée , Préoccupation mineure , Données insuffisantes , Non évaluée </text:span><text:span text:style-name="T2">}</text:span></text:p>
      <text:p text:style-name="P1"><text:span text:style-name="T2"/></text:p>
      <text:p text:style-name="P2"><text:span text:style-name="T2">A</text:span><text:span text:style-name="T1">limentation : type énuméré { </text:span><text:span text:style-name="T4">Omnivore</text:span><text:span text:style-name="T1">, </text:span><text:span text:style-name="T3">H</text:span><text:span text:style-name="T1">erbivore, </text:span><text:span text:style-name="T3">Granivore, Frugivore, Nectarivore</text:span><text:span text:style-name="T1">, </text:span><text:span text:style-name="T3">C</text:span><text:span text:style-name="T1">arnivore, </text:span><text:span text:style-name="T3">P</text:span><text:span text:style-name="T1">iscivore, </text:span><text:span text:style-name="T3">Insectivore, Charognard }</text:span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5T14:20:09.168000000</meta:creation-date>
    <dc:date>2022-04-15T15:19:05.963000000</dc:date>
    <meta:editing-duration>PT48M43S</meta:editing-duration>
    <meta:editing-cycles>4</meta:editing-cycles>
    <meta:generator>LibreOffice/7.0.5.2$Windows_X86_64 LibreOffice_project/64390860c6cd0aca4beafafcfd84613dd9dfb63a</meta:generator>
    <meta:document-statistic meta:table-count="0" meta:image-count="0" meta:object-count="0" meta:page-count="1" meta:paragraph-count="2" meta:word-count="47" meta:character-count="314" meta:non-whitespace-character-count="269"/>
  </office:meta>
</office:document-meta>
</file>